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syncContext.dispatc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createListener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addListener( AsyncListener listener ,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dispatch( @ Nullable ServletContext contex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AsyncContext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addListener( Async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disp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addDispatchHandler( Runnable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AsyncContext.getDispatched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comp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AsyncContext.hasOriginalRequestAnd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syncContext.MockAsyncContext( ServletRequest request , @ Nullable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ockAsyncContext.start( Runnable runn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